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start="" draw:marker-end="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Arrowheads_20_1" draw:fill="none" draw:fill-color="#ffffff" fo:min-height="2.5cm"/>
    </style:style>
    <style:style style:name="gr6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true" fo:min-height="0cm" fo:min-width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4pt" fo:font-weight="bold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P6" style:family="paragraph">
      <style:paragraph-properties fo:margin-left="0cm" fo:margin-right="0cm" fo:text-align="center" fo:text-indent="0cm"/>
      <style:text-properties fo:color="#ff9966" fo:font-size="14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5pt"/>
    </style:style>
    <style:style style:name="P9" style:family="paragraph">
      <style:text-properties fo:font-size="15pt"/>
    </style:style>
    <style:style style:name="T1" style:family="text">
      <style:text-properties fo:font-size="10pt"/>
    </style:style>
    <style:style style:name="T2" style:family="text">
      <style:text-properties style:text-position="super 58%" fo:font-size="10pt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339cm" svg:y1="11.102cm" svg:x2="27.839cm" svg:y2="11.102cm">
          <text:p text:style-name="P7"/>
        </draw:line>
        <draw:line draw:style-name="gr2" draw:text-style-name="P1" draw:layer="layout" svg:x1="4.839cm" svg:y1="11.102cm" svg:x2="4.839cm" svg:y2="10.602cm">
          <text:p text:style-name="P7"/>
        </draw:line>
        <draw:line draw:style-name="gr2" draw:text-style-name="P1" draw:layer="layout" svg:x1="22.839cm" svg:y1="11.102cm" svg:x2="22.839cm" svg:y2="10.602cm">
          <text:p text:style-name="P7"/>
        </draw:line>
        <draw:line draw:style-name="gr2" draw:text-style-name="P1" draw:layer="layout" svg:x1="4.839cm" svg:y1="11.102cm" svg:x2="4.839cm" svg:y2="10.602cm">
          <text:p text:style-name="P7"/>
        </draw:line>
        <draw:line draw:style-name="gr2" draw:text-style-name="P1" draw:layer="layout" svg:x1="21.839cm" svg:y1="11.102cm" svg:x2="21.839cm" svg:y2="10.602cm">
          <text:p text:style-name="P7"/>
        </draw:line>
        <draw:line draw:style-name="gr2" draw:text-style-name="P1" draw:layer="layout" svg:x1="6.839cm" svg:y1="11.102cm" svg:x2="6.839cm" svg:y2="10.602cm">
          <text:p text:style-name="P7"/>
        </draw:line>
        <draw:line draw:style-name="gr2" draw:text-style-name="P1" draw:layer="layout" svg:x1="7.839cm" svg:y1="11.102cm" svg:x2="7.839cm" svg:y2="10.602cm">
          <text:p text:style-name="P7"/>
        </draw:line>
        <draw:line draw:style-name="gr2" draw:text-style-name="P1" draw:layer="layout" svg:x1="8.839cm" svg:y1="11.102cm" svg:x2="8.839cm" svg:y2="10.602cm">
          <text:p text:style-name="P7"/>
        </draw:line>
        <draw:line draw:style-name="gr2" draw:text-style-name="P1" draw:layer="layout" svg:x1="9.839cm" svg:y1="11.102cm" svg:x2="9.839cm" svg:y2="10.602cm">
          <text:p text:style-name="P7"/>
        </draw:line>
        <draw:line draw:style-name="gr2" draw:text-style-name="P1" draw:layer="layout" svg:x1="10.839cm" svg:y1="11.102cm" svg:x2="10.839cm" svg:y2="10.602cm">
          <text:p text:style-name="P7"/>
        </draw:line>
        <draw:line draw:style-name="gr2" draw:text-style-name="P1" draw:layer="layout" svg:x1="11.839cm" svg:y1="11.102cm" svg:x2="11.839cm" svg:y2="10.602cm">
          <text:p text:style-name="P7"/>
        </draw:line>
        <draw:line draw:style-name="gr2" draw:text-style-name="P1" draw:layer="layout" svg:x1="12.839cm" svg:y1="11.102cm" svg:x2="12.839cm" svg:y2="10.602cm">
          <text:p text:style-name="P7"/>
        </draw:line>
        <draw:line draw:style-name="gr2" draw:text-style-name="P1" draw:layer="layout" svg:x1="13.839cm" svg:y1="11.102cm" svg:x2="13.839cm" svg:y2="10.602cm">
          <text:p text:style-name="P7"/>
        </draw:line>
        <draw:line draw:style-name="gr2" draw:text-style-name="P1" draw:layer="layout" svg:x1="14.839cm" svg:y1="11.102cm" svg:x2="14.839cm" svg:y2="10.602cm">
          <text:p text:style-name="P7"/>
        </draw:line>
        <draw:line draw:style-name="gr2" draw:text-style-name="P1" draw:layer="layout" svg:x1="15.839cm" svg:y1="11.102cm" svg:x2="15.839cm" svg:y2="10.602cm">
          <text:p text:style-name="P7"/>
        </draw:line>
        <draw:line draw:style-name="gr2" draw:text-style-name="P1" draw:layer="layout" svg:x1="16.839cm" svg:y1="11.102cm" svg:x2="16.839cm" svg:y2="10.602cm">
          <text:p text:style-name="P7"/>
        </draw:line>
        <draw:line draw:style-name="gr2" draw:text-style-name="P1" draw:layer="layout" svg:x1="17.839cm" svg:y1="11.102cm" svg:x2="17.839cm" svg:y2="10.602cm">
          <text:p text:style-name="P7"/>
        </draw:line>
        <draw:line draw:style-name="gr2" draw:text-style-name="P1" draw:layer="layout" svg:x1="18.839cm" svg:y1="11.102cm" svg:x2="18.839cm" svg:y2="10.602cm">
          <text:p text:style-name="P7"/>
        </draw:line>
        <draw:line draw:style-name="gr2" draw:text-style-name="P1" draw:layer="layout" svg:x1="3.839cm" svg:y1="11.102cm" svg:x2="3.839cm" svg:y2="10.602cm">
          <text:p text:style-name="P7"/>
        </draw:line>
        <draw:line draw:style-name="gr2" draw:text-style-name="P1" draw:layer="layout" svg:x1="19.839cm" svg:y1="11.102cm" svg:x2="19.839cm" svg:y2="10.602cm">
          <text:p text:style-name="P7"/>
        </draw:line>
        <draw:line draw:style-name="gr2" draw:text-style-name="P1" draw:layer="layout" svg:x1="20.839cm" svg:y1="11.102cm" svg:x2="20.839cm" svg:y2="10.602cm">
          <text:p text:style-name="P7"/>
        </draw:line>
        <draw:line draw:style-name="gr2" draw:text-style-name="P1" draw:layer="layout" svg:x1="5.839cm" svg:y1="11.102cm" svg:x2="5.839cm" svg:y2="10.602cm">
          <text:p text:style-name="P7"/>
        </draw:line>
        <draw:line draw:style-name="gr2" draw:text-style-name="P1" draw:layer="layout" svg:x1="23.839cm" svg:y1="11.102cm" svg:x2="23.839cm" svg:y2="10.602cm">
          <text:p text:style-name="P7"/>
        </draw:line>
        <draw:line draw:style-name="gr2" draw:text-style-name="P1" draw:layer="layout" svg:x1="2.839cm" svg:y1="11.102cm" svg:x2="2.839cm" svg:y2="10.602cm">
          <text:p text:style-name="P7"/>
        </draw:line>
        <draw:line draw:style-name="gr2" draw:text-style-name="P1" draw:layer="layout" svg:x1="1.839cm" svg:y1="11.102cm" svg:x2="1.839cm" svg:y2="10.602cm">
          <text:p text:style-name="P7"/>
        </draw:line>
        <draw:line draw:style-name="gr2" draw:text-style-name="P1" draw:layer="layout" svg:x1="24.839cm" svg:y1="11.102cm" svg:x2="24.839cm" svg:y2="10.602cm">
          <text:p text:style-name="P7"/>
        </draw:line>
        <draw:line draw:style-name="gr2" draw:text-style-name="P1" draw:layer="layout" svg:x1="25.839cm" svg:y1="11.102cm" svg:x2="25.839cm" svg:y2="10.602cm">
          <text:p text:style-name="P7"/>
        </draw:line>
        <draw:line draw:style-name="gr2" draw:text-style-name="P1" draw:layer="layout" svg:x1="26.839cm" svg:y1="11.102cm" svg:x2="26.839cm" svg:y2="10.602cm">
          <text:p text:style-name="P7"/>
        </draw:line>
        <draw:frame draw:style-name="gr3" draw:text-style-name="P3" draw:layer="layout" svg:width="1.005cm" svg:height="0.656cm" svg:x="20.339cm" svg:y="9.946cm">
          <draw:text-box>
            <text:p text:style-name="P2"><text:span text:style-name="T1">10</text:span><text:span text:style-name="T2">6</text:span></text:p>
          </draw:text-box>
        </draw:frame>
        <draw:frame draw:style-name="gr3" draw:text-style-name="P3" draw:layer="layout" svg:width="1.187cm" svg:height="0.656cm" svg:x="2.339cm" svg:y="9.946cm">
          <draw:text-box>
            <text:p text:style-name="P2"><text:span text:style-name="T1">10</text:span><text:span text:style-name="T2">-30</text:span></text:p>
          </draw:text-box>
        </draw:frame>
        <draw:frame draw:style-name="gr3" draw:text-style-name="P3" draw:layer="layout" svg:width="1.005cm" svg:height="0.656cm" svg:x="19.339cm" svg:y="9.946cm">
          <draw:text-box>
            <text:p text:style-name="P2"><text:span text:style-name="T1">10</text:span><text:span text:style-name="T2">4</text:span></text:p>
          </draw:text-box>
        </draw:frame>
        <draw:frame draw:style-name="gr3" draw:text-style-name="P3" draw:layer="layout" svg:width="1.005cm" svg:height="0.656cm" svg:x="18.339cm" svg:y="9.946cm">
          <draw:text-box>
            <text:p text:style-name="P2"><text:span text:style-name="T1">10</text:span><text:span text:style-name="T2">2</text:span></text:p>
          </draw:text-box>
        </draw:frame>
        <draw:frame draw:style-name="gr3" draw:text-style-name="P3" draw:layer="layout" svg:width="0.697cm" svg:height="0.64cm" svg:x="17.442cm" svg:y="9.962cm">
          <draw:text-box>
            <text:p text:style-name="P2"><text:span text:style-name="T1">1</text:span></text:p>
          </draw:text-box>
        </draw:frame>
        <draw:frame draw:style-name="gr3" draw:text-style-name="P3" draw:layer="layout" svg:width="1.073cm" svg:height="0.656cm" svg:x="16.339cm" svg:y="9.946cm">
          <draw:text-box>
            <text:p text:style-name="P2"><text:span text:style-name="T1">10</text:span><text:span text:style-name="T2">-2</text:span></text:p>
          </draw:text-box>
        </draw:frame>
        <draw:frame draw:style-name="gr3" draw:text-style-name="P3" draw:layer="layout" svg:width="1.073cm" svg:height="0.656cm" svg:x="15.339cm" svg:y="9.946cm">
          <draw:text-box>
            <text:p text:style-name="P2"><text:span text:style-name="T1">10</text:span><text:span text:style-name="T2">-4</text:span></text:p>
          </draw:text-box>
        </draw:frame>
        <draw:frame draw:style-name="gr3" draw:text-style-name="P3" draw:layer="layout" svg:width="1.073cm" svg:height="0.656cm" svg:x="14.339cm" svg:y="9.946cm">
          <draw:text-box>
            <text:p text:style-name="P2"><text:span text:style-name="T1">10</text:span><text:span text:style-name="T2">-6</text:span></text:p>
          </draw:text-box>
        </draw:frame>
        <draw:frame draw:style-name="gr3" draw:text-style-name="P3" draw:layer="layout" svg:width="1.073cm" svg:height="0.656cm" svg:x="13.339cm" svg:y="9.946cm">
          <draw:text-box>
            <text:p text:style-name="P2"><text:span text:style-name="T1">10</text:span><text:span text:style-name="T2">-8</text:span></text:p>
          </draw:text-box>
        </draw:frame>
        <draw:frame draw:style-name="gr3" draw:text-style-name="P3" draw:layer="layout" svg:width="1.187cm" svg:height="0.656cm" svg:x="12.339cm" svg:y="9.946cm">
          <draw:text-box>
            <text:p text:style-name="P2"><text:span text:style-name="T1">10</text:span><text:span text:style-name="T2">-10</text:span></text:p>
          </draw:text-box>
        </draw:frame>
        <draw:frame draw:style-name="gr3" draw:text-style-name="P3" draw:layer="layout" svg:width="1.187cm" svg:height="0.656cm" svg:x="11.339cm" svg:y="9.946cm">
          <draw:text-box>
            <text:p text:style-name="P2"><text:span text:style-name="T1">10</text:span><text:span text:style-name="T2">-12</text:span></text:p>
          </draw:text-box>
        </draw:frame>
        <draw:frame draw:style-name="gr3" draw:text-style-name="P3" draw:layer="layout" svg:width="1.187cm" svg:height="0.656cm" svg:x="10.339cm" svg:y="9.946cm">
          <draw:text-box>
            <text:p text:style-name="P2"><text:span text:style-name="T1">10</text:span><text:span text:style-name="T2">-14</text:span></text:p>
          </draw:text-box>
        </draw:frame>
        <draw:frame draw:style-name="gr3" draw:text-style-name="P3" draw:layer="layout" svg:width="1.187cm" svg:height="0.656cm" svg:x="9.339cm" svg:y="9.946cm">
          <draw:text-box>
            <text:p text:style-name="P2"><text:span text:style-name="T1">10</text:span><text:span text:style-name="T2">-16</text:span></text:p>
          </draw:text-box>
        </draw:frame>
        <draw:frame draw:style-name="gr3" draw:text-style-name="P3" draw:layer="layout" svg:width="1.187cm" svg:height="0.656cm" svg:x="8.339cm" svg:y="9.946cm">
          <draw:text-box>
            <text:p text:style-name="P2"><text:span text:style-name="T1">10</text:span><text:span text:style-name="T2">-18</text:span></text:p>
          </draw:text-box>
        </draw:frame>
        <draw:frame draw:style-name="gr3" draw:text-style-name="P3" draw:layer="layout" svg:width="1.187cm" svg:height="0.656cm" svg:x="7.339cm" svg:y="9.946cm">
          <draw:text-box>
            <text:p text:style-name="P2"><text:span text:style-name="T1">10</text:span><text:span text:style-name="T2">-20</text:span></text:p>
          </draw:text-box>
        </draw:frame>
        <draw:frame draw:style-name="gr3" draw:text-style-name="P3" draw:layer="layout" svg:width="1.187cm" svg:height="0.656cm" svg:x="6.339cm" svg:y="9.946cm">
          <draw:text-box>
            <text:p text:style-name="P2"><text:span text:style-name="T1">10</text:span><text:span text:style-name="T2">-22</text:span></text:p>
          </draw:text-box>
        </draw:frame>
        <draw:frame draw:style-name="gr3" draw:text-style-name="P3" draw:layer="layout" svg:width="1.187cm" svg:height="0.656cm" svg:x="5.339cm" svg:y="9.946cm">
          <draw:text-box>
            <text:p text:style-name="P2"><text:span text:style-name="T1">10</text:span><text:span text:style-name="T2">-24</text:span></text:p>
          </draw:text-box>
        </draw:frame>
        <draw:frame draw:style-name="gr3" draw:text-style-name="P3" draw:layer="layout" svg:width="1.187cm" svg:height="0.656cm" svg:x="4.339cm" svg:y="9.946cm">
          <draw:text-box>
            <text:p text:style-name="P2"><text:span text:style-name="T1">10</text:span><text:span text:style-name="T2">-26</text:span></text:p>
          </draw:text-box>
        </draw:frame>
        <draw:frame draw:style-name="gr3" draw:text-style-name="P3" draw:layer="layout" svg:width="1.187cm" svg:height="0.656cm" svg:x="3.339cm" svg:y="9.946cm">
          <draw:text-box>
            <text:p text:style-name="P2"><text:span text:style-name="T1">10</text:span><text:span text:style-name="T2">-28</text:span></text:p>
          </draw:text-box>
        </draw:frame>
        <draw:frame draw:style-name="gr3" draw:text-style-name="P3" draw:layer="layout" svg:width="1.12cm" svg:height="0.656cm" svg:x="26.339cm" svg:y="9.946cm">
          <draw:text-box>
            <text:p text:style-name="P2"><text:span text:style-name="T1">10</text:span><text:span text:style-name="T2">18</text:span></text:p>
          </draw:text-box>
        </draw:frame>
        <draw:frame draw:style-name="gr3" draw:text-style-name="P3" draw:layer="layout" svg:width="1.12cm" svg:height="0.656cm" svg:x="25.339cm" svg:y="9.946cm">
          <draw:text-box>
            <text:p text:style-name="P2"><text:span text:style-name="T1">10</text:span><text:span text:style-name="T2">16</text:span></text:p>
          </draw:text-box>
        </draw:frame>
        <draw:frame draw:style-name="gr3" draw:text-style-name="P3" draw:layer="layout" svg:width="1.12cm" svg:height="0.656cm" svg:x="24.339cm" svg:y="9.946cm">
          <draw:text-box>
            <text:p text:style-name="P2"><text:span text:style-name="T1">10</text:span><text:span text:style-name="T2">14</text:span></text:p>
          </draw:text-box>
        </draw:frame>
        <draw:frame draw:style-name="gr3" draw:text-style-name="P3" draw:layer="layout" svg:width="1.12cm" svg:height="0.656cm" svg:x="23.339cm" svg:y="9.946cm">
          <draw:text-box>
            <text:p text:style-name="P2"><text:span text:style-name="T1">10</text:span><text:span text:style-name="T2">12</text:span></text:p>
          </draw:text-box>
        </draw:frame>
        <draw:frame draw:style-name="gr3" draw:text-style-name="P3" draw:layer="layout" svg:width="1.12cm" svg:height="0.656cm" svg:x="22.339cm" svg:y="9.946cm">
          <draw:text-box>
            <text:p text:style-name="P2"><text:span text:style-name="T1">10</text:span><text:span text:style-name="T2">10</text:span></text:p>
          </draw:text-box>
        </draw:frame>
        <draw:frame draw:style-name="gr3" draw:text-style-name="P3" draw:layer="layout" svg:width="1.005cm" svg:height="0.656cm" svg:x="21.339cm" svg:y="9.946cm">
          <draw:text-box>
            <text:p text:style-name="P2"><text:span text:style-name="T1">10</text:span><text:span text:style-name="T2">8</text:span></text:p>
          </draw:text-box>
        </draw:frame>
        <draw:frame draw:style-name="gr3" draw:text-style-name="P3" draw:layer="layout" svg:width="1.187cm" svg:height="0.656cm" svg:x="1.34cm" svg:y="9.946cm">
          <draw:text-box>
            <text:p text:style-name="P2"><text:span text:style-name="T1">10</text:span><text:span text:style-name="T2">-32</text:span></text:p>
          </draw:text-box>
        </draw:frame>
        <draw:line draw:style-name="gr4" draw:text-style-name="P4" draw:layer="layout" svg:x1="11.339cm" svg:y1="13.102cm" svg:x2="13.839cm" svg:y2="13.102cm">
          <text:p text:style-name="P4"><text:span text:style-name="T3">Chemistry</text:span></text:p>
          <text:p text:style-name="P4"><text:span text:style-name="T3"/></text:p>
        </draw:line>
        <draw:line draw:style-name="gr4" draw:text-style-name="P6" draw:layer="layout" svg:x1="1.339cm" svg:y1="12.102cm" svg:x2="11.339cm" svg:y2="12.102cm">
          <text:p text:style-name="P5"><text:span text:style-name="T3">Quantum Physics</text:span></text:p>
          <text:p text:style-name="P5"><text:span text:style-name="T3"/></text:p>
        </draw:line>
        <draw:line draw:style-name="gr4" draw:text-style-name="P4" draw:layer="layout" svg:x1="13.839cm" svg:y1="12.102cm" svg:x2="18.339cm" svg:y2="12.102cm">
          <text:p text:style-name="P4"><text:span text:style-name="T3">Biology</text:span></text:p>
          <text:p text:style-name="P4"><text:span text:style-name="T3"/></text:p>
        </draw:line>
        <draw:line draw:style-name="gr4" draw:text-style-name="P4" draw:layer="layout" svg:x1="18.339cm" svg:y1="13.102cm" svg:x2="19.839cm" svg:y2="13.102cm">
          <text:p text:style-name="P4"><text:span text:style-name="T3">Economics</text:span></text:p>
          <text:p text:style-name="P4"><text:span text:style-name="T3"/></text:p>
        </draw:line>
        <draw:line draw:style-name="gr4" draw:text-style-name="P4" draw:layer="layout" svg:x1="16.839cm" svg:y1="15.102cm" svg:x2="21.339cm" svg:y2="15.102cm">
          <text:p text:style-name="P4"><text:span text:style-name="T3">Geography</text:span></text:p>
          <text:p text:style-name="P4"><text:span text:style-name="T3"/></text:p>
        </draw:line>
        <draw:frame draw:style-name="gr5" draw:text-style-name="P7" draw:layer="layout" svg:width="9.5cm" svg:height="2.75cm" svg:x="10.339cm" svg:y="4.102cm">
          <draw:text-box>
            <text:p text:style-name="P7"/>
          </draw:text-box>
        </draw:frame>
        <draw:frame draw:style-name="gr3" draw:layer="layout" svg:width="5.717cm" svg:height="0.963cm" svg:x="2.339cm" svg:y="2.602cm">
          <draw:text-box>
            <text:p text:style-name="P7">Scale of Sciences:</text:p>
          </draw:text-box>
        </draw:frame>
        <draw:line draw:style-name="gr4" draw:text-style-name="P4" draw:layer="layout" svg:x1="21.339cm" svg:y1="9.102cm" svg:x2="27.339cm" svg:y2="9.102cm">
          <text:p text:style-name="P4"><text:span text:style-name="T3">Astronomy</text:span></text:p>
          <text:p text:style-name="P4"><text:span text:style-name="T3"/></text:p>
        </draw:line>
        <draw:line draw:style-name="gr4" draw:text-style-name="P4" draw:layer="layout" svg:x1="17.839cm" svg:y1="8.102cm" svg:x2="22.839cm" svg:y2="8.102cm">
          <text:p text:style-name="P4"><text:span text:style-name="T3">Earth Sciences</text:span></text:p>
          <text:p text:style-name="P4"><text:span text:style-name="T3"/></text:p>
        </draw:line>
        <draw:line draw:style-name="gr4" draw:text-style-name="P4" draw:layer="layout" svg:x1="13.839cm" svg:y1="14.102cm" svg:x2="18.339cm" svg:y2="14.102cm">
          <text:p text:style-name="P4"><text:span text:style-name="T3">Medicine</text:span></text:p>
          <text:p text:style-name="P4"><text:span text:style-name="T3"/></text:p>
        </draw:line>
        <draw:line draw:style-name="gr4" draw:text-style-name="P4" draw:layer="layout" svg:x1="17.339cm" svg:y1="9.102cm" svg:x2="18.339cm" svg:y2="9.102cm">
          <text:p text:style-name="P4"><text:span text:style-name="T3">Psychology</text:span></text:p>
          <text:p text:style-name="P4"><text:span text:style-name="T3"/></text:p>
        </draw:line>
        <draw:line draw:style-name="gr4" draw:text-style-name="P4" draw:layer="layout" svg:x1="16.839cm" svg:y1="7.102cm" svg:x2="18.339cm" svg:y2="7.102cm">
          <text:p text:style-name="P4"><text:span text:style-name="T3">Sociology</text:span></text:p>
          <text:p text:style-name="P4"><text:span text:style-name="T3"/></text:p>
        </draw:line>
        <draw:frame draw:style-name="gr6" draw:text-style-name="P9" draw:layer="layout" svg:width="3.012cm" svg:height="1.427cm" svg:x="25.839cm" svg:y="11.175cm">
          <draw:text-box>
            <text:p text:style-name="P8"><text:span text:style-name="T4">Dimension</text:span></text:p>
            <text:p text:style-name="P8"><text:span text:style-name="T4">in 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Silvere Martin-Michiellot</meta:initial-creator>
    <meta:creation-date>2005-08-19T21:08:20</meta:creation-date>
    <dc:creator>Silvere Martin-Michiellot</dc:creator>
    <dc:date>2005-08-19T21:50:23</dc:date>
    <dc:language>en-US</dc:language>
    <meta:editing-cycles>5</meta:editing-cycles>
    <meta:editing-duration>PT42M32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